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56.1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OFT pulp</text:p>
          </table:table-cell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365" calcext:value-type="float">
            <text:p>19365</text:p>
          </table:table-cell>
          <table:table-cell office:value-type="float" office:value="2535" calcext:value-type="float">
            <text:p>2535</text:p>
          </table:table-cell>
          <table:table-cell table:formula="of:=[.C2]/[.D2]" office:value-type="float" office:value="7.63905325443787" calcext:value-type="float">
            <text:p>7.63905325443787</text:p>
          </table:table-cell>
          <table:table-cell office:value-type="float" office:value="19725" calcext:value-type="float">
            <text:p>19725</text:p>
          </table:table-cell>
          <table:table-cell office:value-type="float" office:value="2553" calcext:value-type="float">
            <text:p>2553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58519388954172" calcext:value-type="float">
            <text:p>7.58519388954172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29522" calcext:value-type="float">
            <text:p>29522</text:p>
          </table:table-cell>
          <table:table-cell office:value-type="float" office:value="3861" calcext:value-type="float">
            <text:p>3861</text:p>
          </table:table-cell>
          <table:table-cell table:formula="of:=[.C3]/[.D3]" office:value-type="float" office:value="7.64620564620565" calcext:value-type="float">
            <text:p>7.64620564620565</text:p>
          </table:table-cell>
          <table:table-cell office:value-type="float" office:value="30066" calcext:value-type="float">
            <text:p>30066</text:p>
          </table:table-cell>
          <table:table-cell office:value-type="float" office:value="3874" calcext:value-type="float">
            <text:p>3874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205472379969" calcext:value-type="float">
            <text:p>7.6205472379969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365080" calcext:value-type="float">
            <text:p>1365080</text:p>
          </table:table-cell>
          <table:table-cell office:value-type="float" office:value="122131" calcext:value-type="float">
            <text:p>122131</text:p>
          </table:table-cell>
          <table:table-cell table:formula="of:=[.C4]/[.D4]" office:value-type="float" office:value="11.177178603303" calcext:value-type="float">
            <text:p>11.177178603303</text:p>
          </table:table-cell>
          <table:table-cell office:value-type="float" office:value="1387750" calcext:value-type="float">
            <text:p>1387750</text:p>
          </table:table-cell>
          <table:table-cell office:value-type="float" office:value="148050" calcext:value-type="float">
            <text:p>148050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2039851401554" calcext:value-type="float">
            <text:p>9.22039851401554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386140" calcext:value-type="float">
            <text:p>13386140</text:p>
          </table:table-cell>
          <table:table-cell office:value-type="float" office:value="2022293" calcext:value-type="float">
            <text:p>2022293</text:p>
          </table:table-cell>
          <table:table-cell table:formula="of:=[.C6]/[.D6]" office:value-type="float" office:value="6.6192881051361" calcext:value-type="float">
            <text:p>6.6192881051361</text:p>
          </table:table-cell>
          <table:table-cell office:value-type="float" office:value="13655212" calcext:value-type="float">
            <text:p>13655212</text:p>
          </table:table-cell>
          <table:table-cell office:value-type="float" office:value="2052371" calcext:value-type="float">
            <text:p>2052371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52228081570048" calcext:value-type="float">
            <text:p>6.52228081570048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253297" calcext:value-type="float">
            <text:p>14253297</text:p>
          </table:table-cell>
          <table:table-cell office:value-type="float" office:value="2913228" calcext:value-type="float">
            <text:p>2913228</text:p>
          </table:table-cell>
          <table:table-cell table:formula="of:=[.C7]/[.D7]" office:value-type="float" office:value="4.89261293657757" calcext:value-type="float">
            <text:p>4.89261293657757</text:p>
          </table:table-cell>
          <table:table-cell office:value-type="float" office:value="14550101" calcext:value-type="float">
            <text:p>14550101</text:p>
          </table:table-cell>
          <table:table-cell office:value-type="float" office:value="2943336" calcext:value-type="float">
            <text:p>2943336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4256537479921" calcext:value-type="float">
            <text:p>4.84256537479921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0592170" calcext:value-type="float">
            <text:p>40592170</text:p>
          </table:table-cell>
          <table:table-cell office:value-type="float" office:value="5717480" calcext:value-type="float">
            <text:p>5717480</text:p>
          </table:table-cell>
          <table:table-cell table:formula="of:=[.C8]/[.D8]" office:value-type="float" office:value="7.09966103947893" calcext:value-type="float">
            <text:p>7.09966103947893</text:p>
          </table:table-cell>
          <table:table-cell office:value-type="float" office:value="41340579" calcext:value-type="float">
            <text:p>41340579</text:p>
          </table:table-cell>
          <table:table-cell office:value-type="float" office:value="5813804" calcext:value-type="float">
            <text:p>581380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8203276202638" calcext:value-type="float">
            <text:p>6.9820327620263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347307" calcext:value-type="float">
            <text:p>13347307</text:p>
          </table:table-cell>
          <table:table-cell office:value-type="float" office:value="1996729" calcext:value-type="float">
            <text:p>1996729</text:p>
          </table:table-cell>
          <table:table-cell table:formula="of:=[.C10]/[.D10]" office:value-type="float" office:value="6.68458614063301" calcext:value-type="float">
            <text:p>6.68458614063301</text:p>
          </table:table-cell>
          <table:table-cell office:value-type="float" office:value="13604506" calcext:value-type="float">
            <text:p>13604506</text:p>
          </table:table-cell>
          <table:table-cell office:value-type="float" office:value="2026818" calcext:value-type="float">
            <text:p>2026818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8535053468047" calcext:value-type="float">
            <text:p>6.58535053468047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6622106" calcext:value-type="float">
            <text:p>36622106</text:p>
          </table:table-cell>
          <table:table-cell office:value-type="float" office:value="4998062" calcext:value-type="float">
            <text:p>4998062</text:p>
          </table:table-cell>
          <table:table-cell table:formula="of:=[.C11]/[.D11]" office:value-type="float" office:value="7.32726124645913" calcext:value-type="float">
            <text:p>7.32726124645913</text:p>
          </table:table-cell>
          <table:table-cell office:value-type="float" office:value="37232813" calcext:value-type="float">
            <text:p>37232813</text:p>
          </table:table-cell>
          <table:table-cell office:value-type="float" office:value="5092133" calcext:value-type="float">
            <text:p>5092133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9189895472094" calcext:value-type="float">
            <text:p>7.19189895472094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346151" calcext:value-type="float">
            <text:p>13346151</text:p>
          </table:table-cell>
          <table:table-cell office:value-type="float" office:value="1996342" calcext:value-type="float">
            <text:p>1996342</text:p>
          </table:table-cell>
          <table:table-cell table:formula="of:=[.C13]/[.D13]" office:value-type="float" office:value="6.68530291903892" calcext:value-type="float">
            <text:p>6.68530291903892</text:p>
          </table:table-cell>
          <table:table-cell office:value-type="float" office:value="13586951" calcext:value-type="float">
            <text:p>13586951</text:p>
          </table:table-cell>
          <table:table-cell office:value-type="float" office:value="2026462" calcext:value-type="float">
            <text:p>202646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859369679767" calcext:value-type="float">
            <text:p>6.5859369679767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3717142" calcext:value-type="float">
            <text:p>33717142</text:p>
          </table:table-cell>
          <table:table-cell office:value-type="float" office:value="4710501" calcext:value-type="float">
            <text:p>4710501</text:p>
          </table:table-cell>
          <table:table-cell table:formula="of:=[.C14]/[.D14]" office:value-type="float" office:value="7.15786749647224" calcext:value-type="float">
            <text:p>7.15786749647224</text:p>
          </table:table-cell>
          <table:table-cell office:value-type="float" office:value="34384022" calcext:value-type="float">
            <text:p>34384022</text:p>
          </table:table-cell>
          <table:table-cell office:value-type="float" office:value="4753021" calcext:value-type="float">
            <text:p>4753021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9383400578285" calcext:value-type="float">
            <text:p>7.09383400578285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659226" calcext:value-type="float">
            <text:p>1659226</text:p>
          </table:table-cell>
          <table:table-cell office:value-type="float" office:value="228432" calcext:value-type="float">
            <text:p>228432</text:p>
          </table:table-cell>
          <table:table-cell table:formula="of:=[.C16]/[.D16]" office:value-type="float" office:value="7.26354451215241" calcext:value-type="float">
            <text:p>7.26354451215241</text:p>
          </table:table-cell>
          <table:table-cell office:value-type="float" office:value="1691283" calcext:value-type="float">
            <text:p>1691283</text:p>
          </table:table-cell>
          <table:table-cell office:value-type="float" office:value="229772" calcext:value-type="float">
            <text:p>229772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2118447852654" calcext:value-type="float">
            <text:p>7.22118447852654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359975" calcext:value-type="float">
            <text:p>2359975</text:p>
          </table:table-cell>
          <table:table-cell office:value-type="float" office:value="321217" calcext:value-type="float">
            <text:p>321217</text:p>
          </table:table-cell>
          <table:table-cell table:formula="of:=[.C17]/[.D17]" office:value-type="float" office:value="7.34698039020351" calcext:value-type="float">
            <text:p>7.34698039020351</text:p>
          </table:table-cell>
          <table:table-cell office:value-type="float" office:value="2405257" calcext:value-type="float">
            <text:p>2405257</text:p>
          </table:table-cell>
          <table:table-cell office:value-type="float" office:value="322097" calcext:value-type="float">
            <text:p>322097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2690773276373" calcext:value-type="float">
            <text:p>7.32690773276373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6863310" calcext:value-type="float">
            <text:p>6863310</text:p>
          </table:table-cell>
          <table:table-cell office:value-type="float" office:value="956913" calcext:value-type="float">
            <text:p>956913</text:p>
          </table:table-cell>
          <table:table-cell table:formula="of:=[.C18]/[.D18]" office:value-type="float" office:value="7.17234482131604" calcext:value-type="float">
            <text:p>7.17234482131604</text:p>
          </table:table-cell>
          <table:table-cell office:value-type="float" office:value="6998077" calcext:value-type="float">
            <text:p>6998077</text:p>
          </table:table-cell>
          <table:table-cell office:value-type="float" office:value="961162" calcext:value-type="float">
            <text:p>961162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4063810262994" calcext:value-type="float">
            <text:p>7.14063810262994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216877" calcext:value-type="float">
            <text:p>10216877</text:p>
          </table:table-cell>
          <table:table-cell office:value-type="float" office:value="1469423" calcext:value-type="float">
            <text:p>1469423</text:p>
          </table:table-cell>
          <table:table-cell table:formula="of:=[.C19]/[.D19]" office:value-type="float" office:value="6.95298562769196" calcext:value-type="float">
            <text:p>6.95298562769196</text:p>
          </table:table-cell>
          <table:table-cell office:value-type="float" office:value="10423134" calcext:value-type="float">
            <text:p>10423134</text:p>
          </table:table-cell>
          <table:table-cell office:value-type="float" office:value="1475313" calcext:value-type="float">
            <text:p>1475313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2522671460226" calcext:value-type="float">
            <text:p>6.92522671460226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office:value-type="float" office:value="1362087" calcext:value-type="float">
            <text:p>1362087</text:p>
          </table:table-cell>
          <table:table-cell office:value-type="float" office:value="1362378" calcext:value-type="float">
            <text:p>1362378</text:p>
          </table:table-cell>
          <table:table-cell table:formula="of:=[.C20]/[.D20]" office:value-type="float" office:value="0.999786402892589" calcext:value-type="float">
            <text:p>0.999786402892589</text:p>
          </table:table-cell>
          <table:table-cell office:value-type="float" office:value="1387880" calcext:value-type="float">
            <text:p>1387880</text:p>
          </table:table-cell>
          <table:table-cell office:value-type="float" office:value="1362107" calcext:value-type="float">
            <text:p>1362107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0.999985316865709" calcext:value-type="float">
            <text:p>0.99998531686570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58295" calcext:value-type="float">
            <text:p>58295</text:p>
          </table:table-cell>
          <table:table-cell table:formula="of:=[.C21]/[.D21]" office:value-type="float" office:value="1" calcext:value-type="float">
            <text:p>1</text:p>
          </table:table-cell>
          <table:table-cell office:value-type="float" office:value="67458" calcext:value-type="float">
            <text:p>67458</text:p>
          </table:table-cell>
          <table:table-cell office:value-type="float" office:value="58295" calcext:value-type="float">
            <text:p>58295</text:p>
          </table:table-cell>
          <table:table-cell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321323" calcext:value-type="float">
            <text:p>4321323</text:p>
          </table:table-cell>
          <table:table-cell office:value-type="float" office:value="613983" calcext:value-type="float">
            <text:p>613983</text:p>
          </table:table-cell>
          <table:table-cell table:formula="of:=[.C22]/[.D22]" office:value-type="float" office:value="7.03818021020126" calcext:value-type="float">
            <text:p>7.03818021020126</text:p>
          </table:table-cell>
          <table:table-cell office:value-type="float" office:value="4407761" calcext:value-type="float">
            <text:p>4407761</text:p>
          </table:table-cell>
          <table:table-cell office:value-type="float" office:value="616172" calcext:value-type="float">
            <text:p>61617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317651564823" calcext:value-type="float">
            <text:p>7.01317651564823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office:value-type="float" office:value="7317" calcext:value-type="float">
            <text:p>7317</text:p>
          </table:table-cell>
          <table:table-cell office:value-type="float" office:value="7488" calcext:value-type="float">
            <text:p>7488</text:p>
          </table:table-cell>
          <table:table-cell table:formula="of:=[.C23]/[.D23]" office:value-type="float" office:value="0.977163461538462" calcext:value-type="float">
            <text:p>0.977163461538462</text:p>
          </table:table-cell>
          <table:table-cell office:value-type="float" office:value="8339" calcext:value-type="float">
            <text:p>8339</text:p>
          </table:table-cell>
          <table:table-cell office:value-type="float" office:value="7317" calcext:value-type="float">
            <text:p>7317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1835079" calcext:value-type="float">
            <text:p>31835079</text:p>
          </table:table-cell>
          <table:table-cell office:value-type="float" office:value="4466963" calcext:value-type="float">
            <text:p>4466963</text:p>
          </table:table-cell>
          <table:table-cell table:formula="of:=[.C24]/[.D24]" office:value-type="float" office:value="7.12678367830672" calcext:value-type="float">
            <text:p>7.12678367830672</text:p>
          </table:table-cell>
          <table:table-cell office:value-type="float" office:value="32452063" calcext:value-type="float">
            <text:p>32452063</text:p>
          </table:table-cell>
          <table:table-cell office:value-type="float" office:value="4508183" calcext:value-type="float">
            <text:p>4508183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6162083482414" calcext:value-type="float">
            <text:p>7.06162083482414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3730968" calcext:value-type="float">
            <text:p>33730968</text:p>
          </table:table-cell>
          <table:table-cell office:value-type="float" office:value="4720296" calcext:value-type="float">
            <text:p>4720296</text:p>
          </table:table-cell>
          <table:table-cell table:formula="of:=[.C25]/[.D25]" office:value-type="float" office:value="7.1459433899908" calcext:value-type="float">
            <text:p>7.1459433899908</text:p>
          </table:table-cell>
          <table:table-cell office:value-type="float" office:value="34383841" calcext:value-type="float">
            <text:p>34383841</text:p>
          </table:table-cell>
          <table:table-cell office:value-type="float" office:value="4762786" calcext:value-type="float">
            <text:p>4762786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821926494283" calcext:value-type="float">
            <text:p>7.0821926494283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21167" calcext:value-type="float">
            <text:p>2021167</text:p>
          </table:table-cell>
          <table:table-cell office:value-type="float" office:value="2021207" calcext:value-type="float">
            <text:p>2021207</text:p>
          </table:table-cell>
          <table:table-cell table:formula="of:=[.C26]/[.D26]" office:value-type="float" office:value="0.99998020984491" calcext:value-type="float">
            <text:p>0.99998020984491</text:p>
          </table:table-cell>
          <table:table-cell office:value-type="float" office:value="2075949" calcext:value-type="float">
            <text:p>2075949</text:p>
          </table:table-cell>
          <table:table-cell office:value-type="float" office:value="2021107" calcext:value-type="float">
            <text:p>2021107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296867014" calcext:value-type="float">
            <text:p>1.0000296867014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office:value-type="float" office:value="348202" calcext:value-type="float">
            <text:p>348202</text:p>
          </table:table-cell>
          <table:table-cell office:value-type="float" office:value="348203" calcext:value-type="float">
            <text:p>348203</text:p>
          </table:table-cell>
          <table:table-cell table:formula="of:=[.C27]/[.D27]" office:value-type="float" office:value="0.999997128112049" calcext:value-type="float">
            <text:p>0.999997128112049</text:p>
          </table:table-cell>
          <table:table-cell office:value-type="float" office:value="391535" calcext:value-type="float">
            <text:p>391535</text:p>
          </table:table-cell>
          <table:table-cell office:value-type="float" office:value="348202" calcext:value-type="float">
            <text:p>348202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office:value-type="float" office:value="5598" calcext:value-type="float">
            <text:p>5598</text:p>
          </table:table-cell>
          <table:table-cell office:value-type="float" office:value="5719" calcext:value-type="float">
            <text:p>5719</text:p>
          </table:table-cell>
          <table:table-cell table:formula="of:=[.C28]/[.D28]" office:value-type="float" office:value="0.978842454974646" calcext:value-type="float">
            <text:p>0.978842454974646</text:p>
          </table:table-cell>
          <table:table-cell office:value-type="float" office:value="6359" calcext:value-type="float">
            <text:p>6359</text:p>
          </table:table-cell>
          <table:table-cell office:value-type="float" office:value="5598" calcext:value-type="float">
            <text:p>5598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352275" calcext:value-type="float">
            <text:p>13352275</text:p>
          </table:table-cell>
          <table:table-cell office:value-type="float" office:value="1996163" calcext:value-type="float">
            <text:p>1996163</text:p>
          </table:table-cell>
          <table:table-cell table:formula="of:=[.C29]/[.D29]" office:value-type="float" office:value="6.68897028950041" calcext:value-type="float">
            <text:p>6.68897028950041</text:p>
          </table:table-cell>
          <table:table-cell office:value-type="float" office:value="13614439" calcext:value-type="float">
            <text:p>13614439</text:p>
          </table:table-cell>
          <table:table-cell office:value-type="float" office:value="2026367" calcext:value-type="float">
            <text:p>2026367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8926788681419" calcext:value-type="float">
            <text:p>6.58926788681419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7843606" calcext:value-type="float">
            <text:p>37843606</text:p>
          </table:table-cell>
          <table:table-cell office:value-type="float" office:value="5454204" calcext:value-type="float">
            <text:p>5454204</text:p>
          </table:table-cell>
          <table:table-cell table:formula="of:=[.C30]/[.D30]" office:value-type="float" office:value="6.9384287789749" calcext:value-type="float">
            <text:p>6.9384287789749</text:p>
          </table:table-cell>
          <table:table-cell office:value-type="float" office:value="38583566" calcext:value-type="float">
            <text:p>38583566</text:p>
          </table:table-cell>
          <table:table-cell office:value-type="float" office:value="5499222" calcext:value-type="float">
            <text:p>5499222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816290740763" calcext:value-type="float">
            <text:p>6.8816290740763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3887987" calcext:value-type="float">
            <text:p>153887987</text:p>
          </table:table-cell>
          <table:table-cell office:value-type="float" office:value="11153517" calcext:value-type="float">
            <text:p>11153517</text:p>
          </table:table-cell>
          <table:table-cell table:formula="of:=[.C33]/[.D33]" office:value-type="float" office:value="13.7972611688313" calcext:value-type="float">
            <text:p>13.7972611688313</text:p>
          </table:table-cell>
          <table:table-cell office:value-type="float" office:value="155787773" calcext:value-type="float">
            <text:p>155787773</text:p>
          </table:table-cell>
          <table:table-cell office:value-type="float" office:value="11312294" calcext:value-type="float">
            <text:p>11312294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6036056877588" calcext:value-type="float">
            <text:p>13.6036056877588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3940299" calcext:value-type="float">
            <text:p>153940299</text:p>
          </table:table-cell>
          <table:table-cell table:style-name="ce5" office:value-type="float" office:value="11641586" calcext:value-type="float">
            <text:p>11641586</text:p>
          </table:table-cell>
          <table:table-cell table:formula="of:=[.C34]/[.D34]" office:value-type="float" office:value="13.2233098651679" calcext:value-type="float">
            <text:p>13.2233098651679</text:p>
          </table:table-cell>
          <table:table-cell office:value-type="float" office:value="155855237" calcext:value-type="float">
            <text:p>155855237</text:p>
          </table:table-cell>
          <table:table-cell office:value-type="float" office:value="11800242" calcext:value-type="float">
            <text:p>11800242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3.0455205071218" calcext:value-type="float">
            <text:p>13.0455205071218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07498179" calcext:value-type="float">
            <text:p>307498179</text:p>
          </table:table-cell>
          <table:table-cell office:value-type="float" office:value="22437824" calcext:value-type="float">
            <text:p>22437824</text:p>
          </table:table-cell>
          <table:table-cell table:formula="of:=[.C35]/[.D35]" office:value-type="float" office:value="13.7044563233939" calcext:value-type="float">
            <text:p>13.7044563233939</text:p>
          </table:table-cell>
          <table:table-cell office:value-type="float" office:value="311303424" calcext:value-type="float">
            <text:p>311303424</text:p>
          </table:table-cell>
          <table:table-cell office:value-type="float" office:value="22756803" calcext:value-type="float">
            <text:p>22756803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5123628305786" calcext:value-type="float">
            <text:p>13.5123628305786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6349759" calcext:value-type="float">
            <text:p>136349759</text:p>
          </table:table-cell>
          <table:table-cell office:value-type="float" office:value="10763769" calcext:value-type="float">
            <text:p>10763769</text:p>
          </table:table-cell>
          <table:table-cell table:formula="of:=[.C39]/[.D39]" office:value-type="float" office:value="12.6674735401698" calcext:value-type="float">
            <text:p>12.6674735401698</text:p>
          </table:table-cell>
          <table:table-cell office:value-type="float" office:value="138564751" calcext:value-type="float">
            <text:p>138564751</text:p>
          </table:table-cell>
          <table:table-cell office:value-type="float" office:value="10859727" calcext:value-type="float">
            <text:p>1085972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5555420499981" calcext:value-type="float">
            <text:p>12.555542049998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6140748" calcext:value-type="float">
            <text:p>136140748</text:p>
          </table:table-cell>
          <table:table-cell office:value-type="float" office:value="10599823" calcext:value-type="float">
            <text:p>10599823</text:p>
          </table:table-cell>
          <table:table-cell table:formula="of:=[.C40]/[.D40]" office:value-type="float" office:value="12.8436812576965" calcext:value-type="float">
            <text:p>12.8436812576965</text:p>
          </table:table-cell>
          <table:table-cell office:value-type="float" office:value="138333141" calcext:value-type="float">
            <text:p>138333141</text:p>
          </table:table-cell>
          <table:table-cell office:value-type="float" office:value="10698705" calcext:value-type="float">
            <text:p>10698705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7249744712094" calcext:value-type="float">
            <text:p>12.7249744712094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6152645" calcext:value-type="float">
            <text:p>136152645</text:p>
          </table:table-cell>
          <table:table-cell office:value-type="float" office:value="10608266" calcext:value-type="float">
            <text:p>10608266</text:p>
          </table:table-cell>
          <table:table-cell table:formula="of:=[.C41]/[.D41]" office:value-type="float" office:value="12.8345805996946" calcext:value-type="float">
            <text:p>12.8345805996946</text:p>
          </table:table-cell>
          <table:table-cell office:value-type="float" office:value="138346156" calcext:value-type="float">
            <text:p>138346156</text:p>
          </table:table-cell>
          <table:table-cell office:value-type="float" office:value="10708415" calcext:value-type="float">
            <text:p>10708415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7145469240779" calcext:value-type="float">
            <text:p>12.7145469240779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37359076" calcext:value-type="float">
            <text:p>137359076</text:p>
          </table:table-cell>
          <table:table-cell office:value-type="float" office:value="11802994" calcext:value-type="float">
            <text:p>11802994</text:p>
          </table:table-cell>
          <table:table-cell table:formula="of:=[.C42]/[.D42]" office:value-type="float" office:value="11.6376468546879" calcext:value-type="float">
            <text:p>11.6376468546879</text:p>
          </table:table-cell>
          <table:table-cell office:value-type="float" office:value="139670301" calcext:value-type="float">
            <text:p>139670301</text:p>
          </table:table-cell>
          <table:table-cell office:value-type="float" office:value="11898438" calcext:value-type="float">
            <text:p>11898438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5442948057552" calcext:value-type="float">
            <text:p>11.544294805755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5616115" calcext:value-type="float">
            <text:p>155616115</text:p>
          </table:table-cell>
          <table:table-cell office:value-type="float" office:value="12463289" calcext:value-type="float">
            <text:p>12463289</text:p>
          </table:table-cell>
          <table:table-cell table:formula="of:=[.C43]/[.D43]" office:value-type="float" office:value="12.4859589631597" calcext:value-type="float">
            <text:p>12.4859589631597</text:p>
          </table:table-cell>
          <table:table-cell office:value-type="float" office:value="158162663" calcext:value-type="float">
            <text:p>158162663</text:p>
          </table:table-cell>
          <table:table-cell office:value-type="float" office:value="12574720" calcext:value-type="float">
            <text:p>1257472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3753145199257" calcext:value-type="float">
            <text:p>12.37531451992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293452" calcext:value-type="float">
            <text:p>9293452</text:p>
          </table:table-cell>
          <table:table-cell office:value-type="float" office:value="8128129" calcext:value-type="float">
            <text:p>8128129</text:p>
          </table:table-cell>
          <table:table-cell table:formula="of:=[.C46]/[.D46]" office:value-type="float" office:value="1.1433691566657" calcext:value-type="float">
            <text:p>1.1433691566657</text:p>
          </table:table-cell>
          <table:table-cell office:value-type="float" office:value="9615404" calcext:value-type="float">
            <text:p>9615404</text:p>
          </table:table-cell>
          <table:table-cell office:value-type="float" office:value="8155299" calcext:value-type="float">
            <text:p>8155299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3955993520287" calcext:value-type="float">
            <text:p>1.13955993520287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5652870" calcext:value-type="float">
            <text:p>15652870</text:p>
          </table:table-cell>
          <table:table-cell office:value-type="float" office:value="3069309" calcext:value-type="float">
            <text:p>3069309</text:p>
          </table:table-cell>
          <table:table-cell table:formula="of:=[.C47]/[.D47]" office:value-type="float" office:value="5.09980259400406" calcext:value-type="float">
            <text:p>5.09980259400406</text:p>
          </table:table-cell>
          <table:table-cell office:value-type="float" office:value="16048540" calcext:value-type="float">
            <text:p>16048540</text:p>
          </table:table-cell>
          <table:table-cell office:value-type="float" office:value="3127147" calcext:value-type="float">
            <text:p>3127147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054794354087" calcext:value-type="float">
            <text:p>5.0054794354087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4946322" calcext:value-type="float">
            <text:p>24946322</text:p>
          </table:table-cell>
          <table:table-cell office:value-type="float" office:value="11197438" calcext:value-type="float">
            <text:p>11197438</text:p>
          </table:table-cell>
          <table:table-cell table:formula="of:=[.C48]/[.D48]" office:value-type="float" office:value="2.22785980150102" calcext:value-type="float">
            <text:p>2.22785980150102</text:p>
          </table:table-cell>
          <table:table-cell office:value-type="float" office:value="25663944" calcext:value-type="float">
            <text:p>25663944</text:p>
          </table:table-cell>
          <table:table-cell office:value-type="float" office:value="11282446" calcext:value-type="float">
            <text:p>11282446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1107391074595" calcext:value-type="float">
            <text:p>2.21107391074595</text:p>
          </table:table-cell>
        </table:table-row>
      </table:table>
      <table:table table:name="Area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0" table:default-cell-style-name="ce20"/>
        <table:table-column table:style-name="co3" table:number-columns-repeated="3" table:default-cell-style-name="ce20"/>
        <table:table-column table:style-name="co11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padd1271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</table:table-row>
        <table:table-row table:style-name="ro1">
          <table:table-cell office:value-type="string" calcext:value-type="string">
            <text:p>fpsub1271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</table:table-row>
        <table:table-row table:style-name="ro1">
          <table:table-cell office:value-type="string" calcext:value-type="string">
            <text:p>fpneg1271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</table:table-row>
        <table:table-row table:style-name="ro1">
          <table:table-cell office:value-type="string" calcext:value-type="string">
            <text:p>fpmul1271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qr1271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8:46:53.77339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11-10T20:01:38.156691559</dc:date>
    <meta:editing-duration>PT7H38M24S</meta:editing-duration>
    <meta:editing-cycles>58</meta:editing-cycles>
    <meta:generator>LibreOffice/6.0.7.3$Linux_X86_64 LibreOffice_project/00m0$Build-3</meta:generator>
    <meta:document-statistic meta:table-count="5" meta:cell-count="425" meta:object-count="0"/>
  </office:meta>
</office:document-meta>
</file>